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355.86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1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30.7pt" fo:break-before="auto" style:use-optimal-row-height="true"/>
    </style:style>
    <style:style style:name="ro5" style:family="table-row">
      <style:table-row-properties style:row-height="4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number-columns-repeated="1015" table:default-cell-style-name="ce4"/>
        <table:table-row table:style-name="ro1">
          <table:table-cell office:value-type="string" calcext:value-type="string">
            <text:p>PT_Column_1</text:p>
          </table:table-cell>
          <table:table-cell office:value-type="string" calcext:value-type="string">
            <text:p>PT_Column_2</text:p>
          </table:table-cell>
          <table:table-cell office:value-type="string" calcext:value-type="string">
            <text:p>PT_Column_3</text:p>
          </table:table-cell>
          <table:table-cell office:value-type="string" calcext:value-type="string">
            <text:p>PT_Column_4</text:p>
          </table:table-cell>
          <table:table-cell office:value-type="string" calcext:value-type="string">
            <text:p>PT_Column_5</text:p>
          </table:table-cell>
          <table:table-cell office:value-type="string" calcext:value-type="string">
            <text:p>PT_Column_6</text:p>
          </table:table-cell>
          <table:table-cell office:value-type="string" calcext:value-type="string">
            <text:p>PT_Column_7</text:p>
          </table:table-cell>
          <table:table-cell office:value-type="string" calcext:value-type="string">
            <text:p>PT_Column_8</text:p>
          </table:table-cell>
          <table:table-cell office:value-type="string" calcext:value-type="string">
            <text:p>PT_Column_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ORE MATERIAL</text:p>
            <text:p>(1ST LETTE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=</text:p>
          </table:table-cell>
          <table:table-cell office:value-type="string" calcext:value-type="string">
            <text:p>WOO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=</text:p>
          </table:table-cell>
          <table:table-cell office:value-type="string" calcext:value-type="string">
            <text:p>MET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=</text:p>
          </table:table-cell>
          <table:table-cell office:value-type="string" calcext:value-type="string">
            <text:p>CONCRET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=</text:p>
          </table:table-cell>
          <table:table-cell office:value-type="string" calcext:value-type="string">
            <text:p>MASONRY</text:p>
            <text:p>TE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IZE OF CORE</text:p>
            <text:p>(2ND NUMBER)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WOOD: NOMINAL STUD SIZES (EX: 4 = 3 1/2”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ETAL STUD: (EX 358 = 3 5/8”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CONCRETE: ACTUAL WALL THICKNESS (EX: 8 = 8”)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MASONRY: NOMINAL BRICK MODULES (EX: 8 = 7 5/8”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YER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3RD LETTER)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LAYER 1</text:p>
            <text:p>(TAG SIDE)</text:p>
          </table:table-cell>
          <table:table-cell office:value-type="string" calcext:value-type="string">
            <text:p>LAYER 2</text:p>
            <text:p>(TAG SIDE)</text:p>
          </table:table-cell>
          <table:table-cell office:value-type="string" calcext:value-type="string">
            <text:p>LAYER 3</text:p>
            <text:p>(TAG SIDE)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=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/8” GYP. BD.</text:p>
          </table:table-cell>
          <table:table-cell office:value-type="string" calcext:value-type="string">
            <text:p>STUDS 16” O.C. (20 GA. IF METAL)</text:p>
          </table:table-cell>
          <table:table-cell office:value-type="string" calcext:value-type="string">
            <text:p>5/8” GYP. BD.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/8” GYP. BD.</text:p>
          </table:table-cell>
          <table:table-cell office:value-type="string" calcext:value-type="string">
            <text:p>STUDS 16” O.C.  (20 GA. IF METAL)</text:p>
            <text:p>BATT INSULATION</text:p>
          </table:table-cell>
          <table:table-cell office:value-type="string" calcext:value-type="string">
            <text:p>5/8” GYP. BD.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/8” GYP. BD.</text:p>
          </table:table-cell>
          <table:table-cell office:value-type="string" calcext:value-type="string">
            <text:p>STUDS 16” O.C. (20 GA. IF METAL)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E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/8” GYP. BD.</text:p>
          </table:table-cell>
          <table:table-cell office:value-type="string" calcext:value-type="string">
            <text:p>STUDS 16” O.C.  (20 GA. IF METAL)</text:p>
            <text:p>BATT INSULATION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/8” GYP. BD.</text:p>
          </table:table-cell>
          <table:table-cell office:value-type="string" calcext:value-type="string">
            <text:p>STUDS 16” O.C.  (20 GA. IF METAL)</text:p>
            <text:p>RIGID INSULATION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FIRE RATING</text:p>
            <text:p>(4TH – NUMBER)</text:p>
          </table:table-cell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Ø=</text:p>
          </table:table-cell>
          <table:table-cell office:value-type="string" calcext:value-type="string">
            <text:p>0 HOU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1 HOU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 HOU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 HOU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½ HOU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ODIFIERS</text:p>
            <text:p>(5TH – LETTER)</text:p>
          </table:table-cell>
          <table:table-cell office:value-type="string" calcext:value-type="string">
            <text:p>A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=</text:p>
          </table:table-cell>
          <table:table-cell office:value-type="string" calcext:value-type="string">
            <text:p>FULL HEIGHT PART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K=</text:p>
          </table:table-cell>
          <table:table-cell office:value-type="string" calcext:value-type="string">
            <text:p>KNEE WALL PART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=</text:p>
          </table:table-cell>
          <table:table-cell office:value-type="string" calcext:value-type="string">
            <text:p>PARTIAL HEIGHT PART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Q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Z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9:24:24.2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4:49:58.493000000</meta:creation-date>
    <dc:date>2018-02-26T08:40:43.260000000</dc:date>
    <meta:editing-duration>PT16H2M50S</meta:editing-duration>
    <meta:editing-cycles>23</meta:editing-cycles>
    <meta:generator>LibreOffice/5.3.2.2$Windows_X86_64 LibreOffice_project/6cd4f1ef626f15116896b1d8e1398b56da0d0ee1</meta:generator>
    <meta:document-statistic meta:table-count="1" meta:cell-count="144" meta:object-count="0"/>
  </office:meta>
</office:document-meta>
</file>